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Consecrated Man</text:p>
      <text:p text:style-name="P2"/>
      <text:p text:style-name="P1"><text:span text:style-name="T1">Read:</text:span> Leviticus 8:22-24</text:p>
      <text:p text:style-name="P1"><text:s/></text:p>
      <text:p text:style-name="P1"><text:span text:style-name="T1">Text: </text:span>I Samuel 13:14 "…the LORD hath sought him a man after his own heart, and the LORD hath commanded him to be captain over his people…"</text:p>
      <text:p text:style-name="P1"/>
      <text:p text:style-name="P1"><text:span text:style-name="T1">Introduction:</text:span> I want to talk to you this morning about what it takes to be consecrated to God. <text:s/>Our text comes from the story of King Saul when he disobeyed God and Samuel pronounced God’s judgment on his kingdom. <text:s/>He tells Saul that God has sought and found a man who will follow the heart of God. <text:s/>In the verses read from Leviticus we see Moses preparing the first priests to ever serve in the tabernacle. <text:s/>He is anointing them with the blood of a lamb to consecrate them for service in the tabernacle.</text:p>
      <text:p text:style-name="P1"><text:s text:c="2"/>There are three parts of the body that are anointed: the ear, the thumb, and the great toe. <text:s/>All are specifically on the right side of the body. <text:s/>The reason for the right side is that in Biblical times the right side was believed to be the side of strength and blessing. <text:s/>In Genesis 48 Joseph was grieved when Jacob put his right hand on Joseph’s second born son (who was born just seconds after the first). <text:s/>He tried to get his father to switch hands but Jacob refused and said that he would be blessed but not as much as the younger son.</text:p>
      <text:p text:style-name="P1"/>
      <text:p text:style-name="P1"><text:span text:style-name="T1">I. Anointing of the right ear:</text:span> Why the ear? <text:s/>Because most of what we learn and become enters through the ear. <text:s/>In Biblical times there was very little of the written word (no TV) and only the highly educated could read. It is incumbent on you and I to be careful of what we allow to enter our cerebral cortex. <text:s/>It is important that what we input into our brain is Godly and holy. </text:p>
      <text:p text:style-name="P1"><text:s text:c="2"/>Let me ask you about this past week; what things were imported into your brain, that were Godly &amp; Holy? <text:s/>What was imported into your brain, that was ungodly &amp; unholy?</text:p>
      <text:p text:style-name="P1"><text:s text:c="2"/>Let me ask about the things that proceeded from your thoughts; were they Godly &amp; Holy or ungodly &amp; unholy?</text:p>
      <text:p text:style-name="P1"><text:s text:c="2"/>Do you need your right ear to be anointed with the blood of The Lamb?</text:p>
      <text:p text:style-name="P1">A gossipy tongue needs gossipy ears to succeed. <text:s/>A gossipy tongue will be silenced by closed ears.</text:p>
      <text:p text:style-name="P1"/>
      <text:p text:style-name="P1"><text:span text:style-name="T1">II. Anointing of the right thumb:</text:span> Why the thumb? <text:s/>Because the thumb represents the strength of the hand. <text:s/>It represents what we do. <text:s/>Try to hammer a nail without a thumb. <text:s/>Try to hold a pencil without a thumb. It is not impossible but it sure is easier to work with a thumb. <text:s/></text:p>
      <text:p text:style-name="P1"><text:s text:c="2"/>The anointing of the right thumb represents the anointing of God on the things that we do. <text:s/>It represents more than just physical labor. <text:s/>Our behavior, our attitude, and our output into our daily life are all a part of this. <text:s/>What we do is part of it but how and why we operate is included as well. </text:p>
      <text:p text:style-name="P1"><text:s text:c="2"/>When your doing is anointed then your griping about work ought to lessen or stop all together. <text:s/>When your doing is anointed then you will do your best every time and on every job no matter how you feel. <text:s/>An anointed thumb means that you will not steal from the company; not things, not time, and not quality. <text:s/>An anointed thumb will produce the best quality labor each and every day. <text:s/></text:p>
      <text:p text:style-name="P1"><text:s text:c="2"/>In the Old Testament captured kings would have their thumbs and big toes cut off.</text:p>
      <text:p text:style-name="P1"/>
      <text:p text:style-name="P1"><text:span text:style-name="T1">III. Anointing of the right great toe:</text:span> Why the toe? <text:s/>The great toe provides the balance for the walking process. <text:s/>This anointing represents that our walking must be anointed by God. <text:s/>The places that we go should be the places that the blood of Christ is welcome or where we are willing to preach the truth of the Gospel.</text:p>
      <text:p text:style-name="P1"><text:s text:c="2"/>Let me ask you, this morning; do you go places that Jesus is not welcome? <text:s/>Do you go places that Jesus would not be comfortable? <text:s/>Do you go places that Jesus is not present with you? </text:p>
      <text:p text:style-name="P1"><text:s text:c="2"/>It is not just where we go but how we go that is important. <text:s/>Do we walk carefully or are we stomping around on anything and anyone around? <text:s/>We can tell the truth in such a way that it is destructive or we can speak the truth in love. <text:s/>How do you tell it?</text:p>
      <text:p text:style-name="P1"><text:s text:c="2"/>Paul said: “…though I bestow all my goods to feed the poor, and though I give my body to be burned, and have not charity, it profiteth me nothing”</text:p>
      <text:p text:style-name="P1"><text:s text:c="2"/>Story of boy following dad's tracks to the bar.</text:p>
      <text:p text:style-name="P1"/>
      <text:p text:style-name="P1"><text:span text:style-name="T1">Conclude:</text:span> The ear, the thumb and the great toe; the hearing, the doing and the going all must be anointed of God if we are to be consecrated to His service. How are you doing in each area? Are you careful of what you allow into your head and heart? Are you cautious of how and what you do? Are you concerned of how and where you go? Is your life one of consecration or is it centered around the person that stares back at you from the mirror? Do you live for God or for 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Consecrated Man</dc:title>
    <meta:initial-creator>Joel Tice</meta:initial-creator>
    <meta:creation-date>2009-01-10T20:01:00</meta:creation-date>
    <dc:creator>j </dc:creator>
    <dc:date>2021-06-26T21:52:52.89</dc:date>
    <meta:editing-cycles>11</meta:editing-cycles>
    <meta:editing-duration>PT13H1M41S</meta:editing-duration>
    <meta:generator>OpenOffice/4.1.3$Win32 OpenOffice.org_project/413m1$Build-9783</meta:generator>
    <meta:document-statistic meta:table-count="0" meta:image-count="0" meta:object-count="0" meta:page-count="1" meta:paragraph-count="21" meta:word-count="869" meta:character-count="4531"/>
  </office:meta>
</office:document-meta>
</file>